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b3a1a" officeooo:paragraph-rsid="000b3a1a" style:font-size-asian="17.5pt" style:font-size-complex="20pt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1pt" officeooo:rsid="000b3a1a" officeooo:paragraph-rsid="000b3a1a" style:font-size-asian="9.60000038146973pt" style:font-size-complex="11pt"/>
    </style:style>
    <style:style style:name="T1" style:family="text">
      <style:text-properties officeooo:rsid="000d48e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amAV Settings</text:p>
      <text:p text:style-name="P1"/>
      <text:list text:style-name="L1">
        <text:list-item>
          <text:p text:style-name="P2">sudo systemctl enable –now clamav-freshclam.service – Starts the freshclam service.</text:p>
        </text:list-item>
        <text:list-item>
          <text:p text:style-name="P2">sudo freshclam – Updates AV signatures </text:p>
        </text:list-item>
        <text:list-item>
          <text:p text:style-name="P2"><text:span text:style-name="T1">s</text:span>udo systemctl enable –now clamav-daemon.service – Runs the ClamAV service every time the computer is turned on.</text:p>
        </text:list-item>
        <text:list-item>
          <text:p text:style-name="P2">sudo systemctl status clamav-daemon.service – Shows the status of ClamAV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FreeSerif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FreeSerif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FreeSans" fo:font-family="FreeSans" style:font-family-generic="swiss" style:font-pitch="variable" fo:font-size="14pt" style:font-name-asian="FreeSans1" style:font-family-asian="FreeSans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4T01:19:37.841065621</meta:creation-date>
    <dc:date>2024-11-24T01:29:42.279464686</dc:date>
    <meta:editing-duration>PT9M43S</meta:editing-duration>
    <meta:editing-cycles>2</meta:editing-cycles>
    <meta:generator>LibreOffice/24.8.3.2$Linux_X86_64 LibreOffice_project/480$Build-2</meta:generator>
    <meta:document-statistic meta:table-count="0" meta:image-count="0" meta:object-count="0" meta:page-count="1" meta:paragraph-count="5" meta:word-count="45" meta:character-count="326" meta:non-whitespace-character-count="285"/>
  </office:meta>
</office:document-meta>
</file>